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7.2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7.2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250417442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1520750406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файл</text:a></text:p>
        </text:list-item>
      </text:list>
      <text:h text:style-name="Heading_20_2" text:outline-level="2">Документация на модули системы OpenSCADA</text:h>
      <text:list xml:id="list210969250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soft-page-break/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1-12-03T21:58:06</dc:date>
    <meta:editing-duration>PT10H13M9S</meta:editing-duration>
    <meta:editing-cycles>40</meta:editing-cycles>
    <meta:generator>LibreOffice/3.4$Linux LibreOffice_project/340m1$Build-302</meta:generator>
    <meta:document-statistic meta:table-count="0" meta:image-count="61" meta:object-count="0" meta:page-count="2" meta:paragraph-count="76" meta:word-count="453" meta:character-count="2797" meta:non-whitespace-character-count="2416"/>
  </office:meta>
</office:document-meta>
</file>